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officeooo:rsid="03478123"/>
    </style:style>
    <style:style style:name="T126" style:family="text">
      <style:text-properties officeooo:rsid="0348f4de"/>
    </style:style>
    <style:style style:name="T127" style:family="text">
      <style:text-properties officeooo:rsid="03497f67"/>
    </style:style>
    <style:style style:name="T128" style:family="text">
      <style:text-properties officeooo:rsid="034b56e8"/>
    </style:style>
    <style:style style:name="T129" style:family="text">
      <style:text-properties officeooo:rsid="034cd685"/>
    </style:style>
    <style:style style:name="T130" style:family="text">
      <style:text-properties officeooo:rsid="034d4bb0"/>
    </style:style>
    <style:style style:name="T131" style:family="text">
      <style:text-properties officeooo:rsid="034f6bdc"/>
    </style:style>
    <style:style style:name="T132" style:family="text">
      <style:text-properties style:text-position="super 58%"/>
    </style:style>
    <style:style style:name="T133" style:family="text">
      <style:text-properties style:text-position="super 58%" officeooo:rsid="03808574"/>
    </style:style>
    <style:style style:name="T134" style:family="text">
      <style:text-properties style:text-position="super 58%" officeooo:rsid="038261f8"/>
    </style:style>
    <style:style style:name="T135" style:family="text">
      <style:text-properties style:text-position="super 58%" officeooo:rsid="0383bf7b"/>
    </style:style>
    <style:style style:name="T136" style:family="text">
      <style:text-properties style:text-position="super 58%" officeooo:rsid="0385d30f"/>
    </style:style>
    <style:style style:name="T137" style:family="text">
      <style:text-properties style:text-position="super 58%" officeooo:rsid="0385f81c"/>
    </style:style>
    <style:style style:name="T138" style:family="text">
      <style:text-properties style:text-position="super 58%" officeooo:rsid="0388294c"/>
    </style:style>
    <style:style style:name="T139" style:family="text">
      <style:text-properties style:text-position="super 58%" officeooo:rsid="0389d64a"/>
    </style:style>
    <style:style style:name="T140" style:family="text">
      <style:text-properties style:text-position="super 58%" officeooo:rsid="038b4809"/>
    </style:style>
    <style:style style:name="T141" style:family="text">
      <style:text-properties style:text-position="super 58%" officeooo:rsid="038fccea"/>
    </style:style>
    <style:style style:name="T142" style:family="text">
      <style:text-properties style:text-position="super 58%" officeooo:rsid="0391c35d"/>
    </style:style>
    <style:style style:name="T143" style:family="text">
      <style:text-properties style:text-position="super 58%" officeooo:rsid="0395599d"/>
    </style:style>
    <style:style style:name="T144" style:family="text">
      <style:text-properties style:text-position="super 58%" officeooo:rsid="0396faa4"/>
    </style:style>
    <style:style style:name="T145" style:family="text">
      <style:text-properties style:text-position="super 58%" officeooo:rsid="0397f7ad"/>
    </style:style>
    <style:style style:name="T146" style:family="text">
      <style:text-properties style:text-position="super 58%" officeooo:rsid="039893aa"/>
    </style:style>
    <style:style style:name="T147" style:family="text">
      <style:text-properties style:text-position="super 58%" officeooo:rsid="039ae659"/>
    </style:style>
    <style:style style:name="T148" style:family="text">
      <style:text-properties style:text-position="super 58%" fo:font-style="normal" style:font-style-asian="normal" style:font-style-complex="normal"/>
    </style:style>
    <style:style style:name="T149" style:family="text">
      <style:text-properties style:text-position="super 58%" fo:font-style="normal" officeooo:rsid="039c9f5f" style:font-style-asian="normal" style:font-style-complex="normal"/>
    </style:style>
    <style:style style:name="T150" style:family="text">
      <style:text-properties style:text-position="super 58%" fo:font-style="normal" officeooo:rsid="039d5297" style:font-style-asian="normal" style:font-style-complex="normal"/>
    </style:style>
    <style:style style:name="T151" style:family="text">
      <style:text-properties style:text-position="super 58%" fo:font-style="normal" officeooo:rsid="039f3825" style:font-style-asian="normal" style:font-style-complex="normal"/>
    </style:style>
    <style:style style:name="T152" style:family="text">
      <style:text-properties style:text-position="super 58%" fo:font-style="normal" officeooo:rsid="039fefd0" style:font-style-asian="normal" style:font-style-complex="normal"/>
    </style:style>
    <style:style style:name="T153" style:family="text">
      <style:text-properties style:text-position="super 58%" fo:font-style="normal" officeooo:rsid="03a09925" style:font-style-asian="normal" style:font-style-complex="normal"/>
    </style:style>
    <style:style style:name="T154" style:family="text">
      <style:text-properties style:text-position="super 58%" fo:font-style="normal" officeooo:rsid="03a29263" style:font-style-asian="normal" style:font-style-complex="normal"/>
    </style:style>
    <style:style style:name="T155" style:family="text">
      <style:text-properties style:text-position="super 58%" fo:font-style="normal" officeooo:rsid="03a29ef1" style:font-style-asian="normal" style:font-style-complex="normal"/>
    </style:style>
    <style:style style:name="T156" style:family="text">
      <style:text-properties style:text-position="super 58%" fo:font-style="normal" officeooo:rsid="03a6858c" style:font-style-asian="normal" style:font-style-complex="normal"/>
    </style:style>
    <style:style style:name="T157" style:family="text">
      <style:text-properties style:text-position="super 58%" fo:font-style="normal" officeooo:rsid="03a874ef" style:font-style-asian="normal" style:font-style-complex="normal"/>
    </style:style>
    <style:style style:name="T158" style:family="text">
      <style:text-properties style:text-position="super 58%" fo:font-style="normal" officeooo:rsid="03aab2bf" style:font-style-asian="normal" style:font-style-complex="normal"/>
    </style:style>
    <style:style style:name="T159" style:family="text">
      <style:text-properties style:text-position="super 58%" fo:font-style="normal" officeooo:rsid="03aacb0a" style:font-style-asian="normal" style:font-style-complex="normal"/>
    </style:style>
    <style:style style:name="T160" style:family="text">
      <style:text-properties style:text-position="super 58%" fo:font-style="normal" officeooo:rsid="03ab53da" style:font-style-asian="normal" style:font-style-complex="normal"/>
    </style:style>
    <style:style style:name="T161" style:family="text">
      <style:text-properties style:text-position="super 58%" fo:font-style="normal" officeooo:rsid="03ae8d17" style:font-style-asian="normal" style:font-style-complex="normal"/>
    </style:style>
    <style:style style:name="T162" style:family="text">
      <style:text-properties style:text-position="super 58%" fo:font-style="normal" officeooo:rsid="03b2c578" style:font-style-asian="normal" style:font-style-complex="normal"/>
    </style:style>
    <style:style style:name="T163" style:family="text">
      <style:text-properties style:text-position="super 58%" fo:font-style="normal" officeooo:rsid="03b3148f" style:font-style-asian="normal" style:font-style-complex="normal"/>
    </style:style>
    <style:style style:name="T164" style:family="text">
      <style:text-properties style:text-position="super 58%" fo:font-style="normal" officeooo:rsid="03b31aae" style:font-style-asian="normal" style:font-style-complex="normal"/>
    </style:style>
    <style:style style:name="T165" style:family="text">
      <style:text-properties style:text-position="super 58%" fo:font-style="normal" officeooo:rsid="03b6187b" style:font-style-asian="normal" style:font-style-complex="normal"/>
    </style:style>
    <style:style style:name="T166" style:family="text">
      <style:text-properties style:text-position="super 58%" fo:font-style="normal" officeooo:rsid="03b80903" style:font-style-asian="normal" style:font-style-complex="normal"/>
    </style:style>
    <style:style style:name="T167" style:family="text">
      <style:text-properties style:text-position="super 58%" fo:font-style="normal" officeooo:rsid="03b98f94" style:font-style-asian="normal" style:font-style-complex="normal"/>
    </style:style>
    <style:style style:name="T168" style:family="text">
      <style:text-properties style:text-position="super 58%" fo:font-style="normal" officeooo:rsid="03bac324" style:font-style-asian="normal" style:font-style-complex="normal"/>
    </style:style>
    <style:style style:name="T169" style:family="text">
      <style:text-properties style:text-position="super 58%" fo:font-style="normal" officeooo:rsid="03bb19f8" style:font-style-asian="normal" style:font-style-complex="normal"/>
    </style:style>
    <style:style style:name="T170" style:family="text">
      <style:text-properties style:text-position="super 58%" fo:font-style="normal" officeooo:rsid="03bcd567" style:font-style-asian="normal" style:font-style-complex="normal"/>
    </style:style>
    <style:style style:name="T171" style:family="text">
      <style:text-properties style:text-position="super 58%" fo:font-style="normal" officeooo:rsid="03bf4f8b" style:font-style-asian="normal" style:font-style-complex="normal"/>
    </style:style>
    <style:style style:name="T172" style:family="text">
      <style:text-properties style:text-position="super 58%" fo:font-style="normal" officeooo:rsid="03c0074d" style:font-style-asian="normal" style:font-style-complex="normal"/>
    </style:style>
    <style:style style:name="T173" style:family="text">
      <style:text-properties style:text-position="super 58%" fo:font-style="normal" officeooo:rsid="03c2a0b7" style:font-style-asian="normal" style:font-style-complex="normal"/>
    </style:style>
    <style:style style:name="T174" style:family="text">
      <style:text-properties style:text-position="super 58%" fo:font-style="normal" officeooo:rsid="03c4e071" style:font-style-asian="normal" style:font-style-complex="normal"/>
    </style:style>
    <style:style style:name="T175" style:family="text">
      <style:text-properties style:text-position="super 58%" fo:font-style="normal" officeooo:rsid="03c67f50" style:font-style-asian="normal" style:font-style-complex="normal"/>
    </style:style>
    <style:style style:name="T176" style:family="text">
      <style:text-properties style:text-position="super 58%" fo:font-style="normal" officeooo:rsid="03c68dbf" style:font-style-asian="normal" style:font-style-complex="normal"/>
    </style:style>
    <style:style style:name="T177" style:family="text">
      <style:text-properties style:text-position="super 58%" fo:font-style="normal" officeooo:rsid="03c7c97b" style:font-style-asian="normal" style:font-style-complex="normal"/>
    </style:style>
    <style:style style:name="T178" style:family="text">
      <style:text-properties style:text-position="super 58%" fo:font-style="normal" officeooo:rsid="03c842d9" style:font-style-asian="normal" style:font-style-complex="normal"/>
    </style:style>
    <style:style style:name="T179" style:family="text">
      <style:text-properties style:text-position="super 58%" fo:font-style="normal" officeooo:rsid="03cd55f3" style:font-style-asian="normal" style:font-style-complex="normal"/>
    </style:style>
    <style:style style:name="T180" style:family="text">
      <style:text-properties style:text-position="super 58%" fo:font-style="normal" officeooo:rsid="03ceeb81" style:font-style-asian="normal" style:font-style-complex="normal"/>
    </style:style>
    <style:style style:name="T181" style:family="text">
      <style:text-properties style:text-position="super 58%" fo:font-style="normal" officeooo:rsid="03d27f70" style:font-style-asian="normal" style:font-style-complex="normal"/>
    </style:style>
    <style:style style:name="T182" style:family="text">
      <style:text-properties style:text-position="super 58%" fo:font-style="normal" officeooo:rsid="03d2ea12" style:font-style-asian="normal" style:font-style-complex="normal"/>
    </style:style>
    <style:style style:name="T183" style:family="text">
      <style:text-properties style:text-position="super 58%" fo:font-style="normal" officeooo:rsid="03d44ed3" style:font-style-asian="normal" style:font-style-complex="normal"/>
    </style:style>
    <style:style style:name="T184" style:family="text">
      <style:text-properties style:text-position="super 58%" fo:font-style="normal" officeooo:rsid="03d4cf46" style:font-style-asian="normal" style:font-style-complex="normal"/>
    </style:style>
    <style:style style:name="T185" style:family="text">
      <style:text-properties style:text-position="super 58%" fo:font-style="normal" officeooo:rsid="03d74ba2" style:font-style-asian="normal" style:font-style-complex="normal"/>
    </style:style>
    <style:style style:name="T186" style:family="text">
      <style:text-properties style:text-position="super 58%" fo:font-style="normal" officeooo:rsid="03d7c79b" style:font-style-asian="normal" style:font-style-complex="normal"/>
    </style:style>
    <style:style style:name="T187" style:family="text">
      <style:text-properties style:text-position="super 58%" fo:font-style="normal" officeooo:rsid="03db2b19" style:font-style-asian="normal" style:font-style-complex="normal"/>
    </style:style>
    <style:style style:name="T188" style:family="text">
      <style:text-properties style:text-position="super 58%" fo:font-style="normal" officeooo:rsid="03dc47ea" style:font-style-asian="normal" style:font-style-complex="normal"/>
    </style:style>
    <style:style style:name="T189" style:family="text">
      <style:text-properties style:text-position="super 58%" fo:font-style="normal" officeooo:rsid="03e247fa" style:font-style-asian="normal" style:font-style-complex="normal"/>
    </style:style>
    <style:style style:name="T190" style:family="text">
      <style:text-properties style:text-position="super 58%" fo:font-style="normal" officeooo:rsid="03e3d5f5" style:font-style-asian="normal" style:font-style-complex="normal"/>
    </style:style>
    <style:style style:name="T191" style:family="text">
      <style:text-properties style:text-position="super 58%" fo:font-style="normal" officeooo:rsid="03e53a40" style:font-style-asian="normal" style:font-style-complex="normal"/>
    </style:style>
    <style:style style:name="T192" style:family="text">
      <style:text-properties style:text-position="super 58%" fo:font-style="normal" officeooo:rsid="03e80640" style:font-style-asian="normal" style:font-style-complex="normal"/>
    </style:style>
    <style:style style:name="T193" style:family="text">
      <style:text-properties style:text-position="super 58%" fo:font-style="normal" officeooo:rsid="03e961ae" style:font-style-asian="normal" style:font-style-complex="normal"/>
    </style:style>
    <style:style style:name="T194" style:family="text">
      <style:text-properties style:text-position="super 58%" fo:font-style="normal" officeooo:rsid="03eab115" style:font-style-asian="normal" style:font-style-complex="normal"/>
    </style:style>
    <style:style style:name="T195" style:family="text">
      <style:text-properties style:text-position="super 58%" fo:font-style="normal" officeooo:rsid="03ee56c3" style:font-style-asian="normal" style:font-style-complex="normal"/>
    </style:style>
    <style:style style:name="T196" style:family="text">
      <style:text-properties style:text-position="super 58%" fo:font-style="normal" officeooo:rsid="03ee7953" style:font-style-asian="normal" style:font-style-complex="normal"/>
    </style:style>
    <style:style style:name="T197" style:family="text">
      <style:text-properties style:text-position="super 58%" fo:font-style="normal" officeooo:rsid="03f07035" style:font-style-asian="normal" style:font-style-complex="normal"/>
    </style:style>
    <style:style style:name="T198" style:family="text">
      <style:text-properties style:text-position="0% 100%" style:text-underline-style="none"/>
    </style:style>
    <style:style style:name="T199" style:family="text">
      <style:text-properties style:text-position="0% 100%" officeooo:rsid="037961ff"/>
    </style:style>
    <style:style style:name="T200" style:family="text">
      <style:text-properties style:text-position="0% 100%" officeooo:rsid="03808574"/>
    </style:style>
    <style:style style:name="T201" style:family="text">
      <style:text-properties style:text-position="0% 100%" officeooo:rsid="038261f8"/>
    </style:style>
    <style:style style:name="T202" style:family="text">
      <style:text-properties style:text-position="0% 100%" officeooo:rsid="0383bf7b"/>
    </style:style>
    <style:style style:name="T203" style:family="text">
      <style:text-properties style:text-position="0% 100%" officeooo:rsid="0385d30f"/>
    </style:style>
    <style:style style:name="T204" style:family="text">
      <style:text-properties style:text-position="0% 100%" officeooo:rsid="0385f81c"/>
    </style:style>
    <style:style style:name="T205" style:family="text">
      <style:text-properties officeooo:rsid="0352612a"/>
    </style:style>
    <style:style style:name="T206" style:family="text">
      <style:text-properties officeooo:rsid="0352ef6a"/>
    </style:style>
    <style:style style:name="T207" style:family="text">
      <style:text-properties officeooo:rsid="035465f0"/>
    </style:style>
    <style:style style:name="T208" style:family="text">
      <style:text-properties officeooo:rsid="0356c528"/>
    </style:style>
    <style:style style:name="T209" style:family="text">
      <style:text-properties officeooo:rsid="0357d75b"/>
    </style:style>
    <style:style style:name="T210" style:family="text">
      <style:text-properties officeooo:rsid="035a7ace"/>
    </style:style>
    <style:style style:name="T211" style:family="text">
      <style:text-properties officeooo:rsid="035dd40d"/>
    </style:style>
    <style:style style:name="T212" style:family="text">
      <style:text-properties officeooo:rsid="036009f4"/>
    </style:style>
    <style:style style:name="T213" style:family="text">
      <style:text-properties officeooo:rsid="036328f5"/>
    </style:style>
    <style:style style:name="T214" style:family="text">
      <style:text-properties officeooo:rsid="0364c05e"/>
    </style:style>
    <style:style style:name="T215" style:family="text">
      <style:text-properties officeooo:rsid="03687d4c"/>
    </style:style>
    <style:style style:name="T216" style:family="text">
      <style:text-properties officeooo:rsid="0368ab92"/>
    </style:style>
    <style:style style:name="T217" style:family="text">
      <style:text-properties officeooo:rsid="036d1016"/>
    </style:style>
    <style:style style:name="T218" style:family="text">
      <style:text-properties officeooo:rsid="036f1120"/>
    </style:style>
    <style:style style:name="T219" style:family="text">
      <style:text-properties officeooo:rsid="036f1f6c"/>
    </style:style>
    <style:style style:name="T220" style:family="text">
      <style:text-properties officeooo:rsid="0370197a"/>
    </style:style>
    <style:style style:name="T221" style:family="text">
      <style:text-properties officeooo:rsid="0370699f"/>
    </style:style>
    <style:style style:name="T222" style:family="text">
      <style:text-properties officeooo:rsid="0370ecb4"/>
    </style:style>
    <style:style style:name="T223" style:family="text">
      <style:text-properties officeooo:rsid="0372e758"/>
    </style:style>
    <style:style style:name="T224" style:family="text">
      <style:text-properties officeooo:rsid="0373816d"/>
    </style:style>
    <style:style style:name="T225" style:family="text">
      <style:text-properties officeooo:rsid="0374b637"/>
    </style:style>
    <style:style style:name="T226" style:family="text">
      <style:text-properties officeooo:rsid="0375b407"/>
    </style:style>
    <style:style style:name="T227" style:family="text">
      <style:text-properties officeooo:rsid="037810de"/>
    </style:style>
    <style:style style:name="T228" style:family="text">
      <style:text-properties officeooo:rsid="037961ff"/>
    </style:style>
    <style:style style:name="T229" style:family="text">
      <style:text-properties officeooo:rsid="037a0fba"/>
    </style:style>
    <style:style style:name="T230" style:family="text">
      <style:text-properties officeooo:rsid="037b1208"/>
    </style:style>
    <style:style style:name="T231" style:family="text">
      <style:text-properties officeooo:rsid="037c7c8e"/>
    </style:style>
    <style:style style:name="T232" style:family="text">
      <style:text-properties officeooo:rsid="037e2347"/>
    </style:style>
    <style:style style:name="T233" style:family="text">
      <style:text-properties officeooo:rsid="03808574"/>
    </style:style>
    <style:style style:name="T234" style:family="text">
      <style:text-properties officeooo:rsid="038261f8"/>
    </style:style>
    <style:style style:name="T235" style:family="text">
      <style:text-properties officeooo:rsid="0388294c"/>
    </style:style>
    <style:style style:name="T236" style:family="text">
      <style:text-properties officeooo:rsid="0389d64a"/>
    </style:style>
    <style:style style:name="T237" style:family="text">
      <style:text-properties officeooo:rsid="038b2170"/>
    </style:style>
    <style:style style:name="T238" style:family="text">
      <style:text-properties officeooo:rsid="038b4809"/>
    </style:style>
    <style:style style:name="T239" style:family="text">
      <style:text-properties officeooo:rsid="038cece4"/>
    </style:style>
    <style:style style:name="T240" style:family="text">
      <style:text-properties officeooo:rsid="038e1929"/>
    </style:style>
    <style:style style:name="T241" style:family="text">
      <style:text-properties officeooo:rsid="038fccea"/>
    </style:style>
    <style:style style:name="T242" style:family="text">
      <style:text-properties officeooo:rsid="0390aa28"/>
    </style:style>
    <style:style style:name="T243" style:family="text">
      <style:text-properties officeooo:rsid="0391c35d"/>
    </style:style>
    <style:style style:name="T244" style:family="text">
      <style:text-properties officeooo:rsid="039304e7"/>
    </style:style>
    <style:style style:name="T245" style:family="text">
      <style:text-properties officeooo:rsid="0395599d"/>
    </style:style>
    <style:style style:name="T246" style:family="text">
      <style:text-properties officeooo:rsid="0396faa4"/>
    </style:style>
    <style:style style:name="T247" style:family="text">
      <style:text-properties officeooo:rsid="0397f7ad"/>
    </style:style>
    <style:style style:name="T248" style:family="text">
      <style:text-properties officeooo:rsid="039893aa"/>
    </style:style>
    <style:style style:name="T249" style:family="text">
      <style:text-properties officeooo:rsid="0398ee19"/>
    </style:style>
    <style:style style:name="T250" style:family="text">
      <style:text-properties officeooo:rsid="039ae659"/>
    </style:style>
    <style:style style:name="T251" style:family="text">
      <style:text-properties officeooo:rsid="039c9f5f"/>
    </style:style>
    <style:style style:name="T252" style:family="text">
      <style:text-properties officeooo:rsid="039fefd0"/>
    </style:style>
    <style:style style:name="T253" style:family="text">
      <style:text-properties officeooo:rsid="03a05742"/>
    </style:style>
    <style:style style:name="T254" style:family="text">
      <style:text-properties officeooo:rsid="03a29263"/>
    </style:style>
    <style:style style:name="T255" style:family="text">
      <style:text-properties officeooo:rsid="03a490c5"/>
    </style:style>
    <style:style style:name="T256" style:family="text">
      <style:text-properties officeooo:rsid="03a6858c"/>
    </style:style>
    <style:style style:name="T257" style:family="text">
      <style:text-properties officeooo:rsid="03a874ef"/>
    </style:style>
    <style:style style:name="T258"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2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2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2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26">Feescake Chacktory</text:span> was way too busy, so we went to the food court, ate some salty Asian <text:span text:style-name="T126">cuisine</text:span>, got chair massages, drove to Walgreens looking for epso<text:span text:style-name="T126">m</text:span> salts and a tub stopper. We got vitamins, drove to Publix, bought a bath mat, chocolate, Nerds gummy clusters, went to the hotel.</text:p>
      <text:p text:style-name="P45"><text:s text:c="3"/>They had tub stoppers in the lobby. <text:span text:style-name="T12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06">again</text:span>, laid in bed some more, <text:span text:style-name="T127">d</text:span>9:46<text:note text:id="ftn2" text:note-class="footnote"><text:note-citation>2</text:note-citation><text:note-body><text:p text:style-name="P86">Ross is <text:span text:style-name="T12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06">and we both had</text:span> Coke<text:span text:style-name="T20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28">I finished my coffee, took multiple naps, opened a hop water, logged into WoW for a while, joined a group for DM West that never got off the ground, logged off, d8:00.</text:span></text:p>
      <text:p text:style-name="P49"><text:s text:c="3"/><text:span text:style-name="T129">I wrote in LHS detailing from the first time Hannah rejected me up until today, briefly mentioning joining the Ever-Expanding, then typed all that up, </text:span><text:span text:style-name="T13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06">o</text:span>me plums, two hop waters, a banana, drove down. She had told Melissa she was no longer on the Eulogy gig and Meliss was very upset <text:span text:style-name="T20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31">I hopped in the car and was surprised that the low tire light had not gone off, drove straight to the shed. I was four minutes </text:span><text:soft-page-break/><text:span text:style-name="T131">early, but </text:span><text:span text:style-name="T206">Steve</text:span><text:span text:style-name="T13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0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07">space</text:span> for me. Hannah said, “<text:span text:style-name="T207">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0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0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09">p</text:span>acked my bag full of snacks and wrote, d1043.</text:p>
      <text:p text:style-name="P54"/>
      <text:p text:style-name="P55">. . .</text:p>
      <text:p text:style-name="P54"/>
      <text:p text:style-name="P56">I drove to the shed and was the first one there, went inside, talked with Scott about h<text:span text:style-name="T20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0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1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11">I tidied my room, laid in bed for a while, eventually decided to leave the house, drove to Vermont, parked, walked in the back door of Odd’s, ordered an Americano.</text:span></text:p>
      <text:p text:style-name="P58"><text:s text:c="3"/><text:span text:style-name="T21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1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1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18">f</text:span>f my grapes, wrote, <text:span text:style-name="T198">d1229</text:span>. . .<text:span text:style-name="T212">I walked to Aldi while listening to the album, bought </text:span><text:span text:style-name="T218">more </text:span><text:span text:style-name="T212">grapes, bananas, plums, CheezIts, walked to UJ, ate a chicken sandwich w/ tots/Coke, talked with Wes, walked home, put away my groceries, continued listening, d223, </text:span><text:span text:style-name="T213">cleaned my tub, shaved into mustache mode, d250.</text:span></text:p>
      <text:p text:style-name="P60">. . .<text:span text:style-name="T214">I took a bath!, the first in my own tub in two months, listened to two songs Hannah had sent to cover, </text:span><text:span text:style-name="T20">Hard Times</text:span><text:span text:style-name="T214"> and </text:span><text:span text:style-name="T20">When It Don’t Come Easy</text:span><text:span text:style-name="T21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1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16">looked at my phone, </text:span>got undressed, took a bath, <text:span text:style-name="T21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17">I walked slowly to Odd’s, but they were too busy, so I went </text:span><text:soft-page-break/><text:span text:style-name="T21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1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18">I checked on the Anniversary servers, but they wouldn’t be up til </text:span><text:soft-page-break/><text:span text:style-name="T218">5PM, so I ate grapes, plums, bananas, CheezIts, scrolled on my phone, </text:span><text:span text:style-name="T219">listened to </text:span><text:span text:style-name="T21">Hard </text:span><text:span text:style-name="T22">T</text:span><text:span text:style-name="T21">imes</text:span><text:span text:style-name="T219"> and made a post to my Story </text:span><text:span text:style-name="T234">(a screenshot about how good our memos sounded</text:span><text:span text:style-name="T219">,</text:span><text:span text:style-name="T234">)</text:span><text:span text:style-name="T21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34">paper </text:span>cup and drove home; I was blocking Hannah and she had a 10:00 massage. I started gathering laundry, stripping my bed, putting my shoes away, d1020.</text:p>
      <text:p text:style-name="P68">. . .<text:span text:style-name="T220">I made a shaman on the Anniversary server, started laundry, made my bed, went out to the car for my bag, ate from it some grapes, a plum, the CheezIts, put the drinks away. Tony moved the espresso machine upstairs and so I made a coffee. . .</text:span><text:span text:style-name="T221">I made a priest, did the first couple quests, d121. . .</text:span><text:span text:style-name="T222">I retrieved my clothes, made another coffee, did a Shamaka quest.</text:span></text:p>
      <text:p text:style-name="P68">. . .<text:span text:style-name="T223">I played some priest, played some shaman, started a rogue, d543. . .</text:span><text:span text:style-name="T224">I ordered some pizza, played some priest, played some shaman, d737. . .</text:span><text:span text:style-name="T225">I took a bath, ran to Brill on the priest, logged, looked at Instagram, got the Coke out of the fridge, had another slice, d905. . .</text:span><text:span text:style-name="T226">I did a quest on the </text:span><text:soft-page-break/><text:span text:style-name="T22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27">did a couple shaman quests, d1045, </text:span><text:span text:style-name="T228">laid in bed, texted with Hannah, brushed my teeth, made a third coffee, </text:span><text:span text:style-name="T199">d1154</text:span><text:span text:style-name="T228">.</text:span></text:p>
      <text:p text:style-name="P69">. . .<text:span text:style-name="T22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3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3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31"><text:s text:c="3"/>I had a strange urge to take my boots off on the porch; Nina was out there with a letter. Apparently Tony had invited her over for dinner and she wanted me to tell him she respectfully declined. </text:span></text:p>
      <text:p text:style-name="P72">. . .<text:span text:style-name="T23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35">ed</text:span> some water for my coffee cup, made a coffee, looked at my phone, made a plan to get lunch with Hannah, started heating up more water, <text:span text:style-name="T233">wrote</text:span><text:span text:style-name="T133">d1103</text:span><text:span text:style-name="T200">, </text:span><text:span text:style-name="T201">made edits</text:span><text:span text:style-name="T134">d1115</text:span><text:span text:style-name="T201">. . .</text:span><text:span text:style-name="T202">I walked to the Family Dollar, got a small cup of coffee from Deep Time, sat on the wall of the church and waited for Hannah.</text:span></text:p>
      <text:p text:style-name="P74"><text:span text:style-name="T20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35">d228</text:span><text:span text:style-name="T202">.</text:span></text:p>
      <text:p text:style-name="P74"><text:span text:style-name="T202">. . .</text:span><text:span text:style-name="T203">I quested around Mulgore on the Shaman, walked to Odd’s, ordered a latte, pasted several pages, walked home</text:span><text:span text:style-name="T136">d436</text:span><text:span text:style-name="T203">, </text:span><text:span text:style-name="T204">finished all my Mulgore quests, ran to Crossroads. The first chat I saw upon entering The Barrens was about how Chuck Norris clogs the toilet when he pees. I set my hearth, logged, took a bath</text:span><text:span text:style-name="T137">d617</text:span></text:p>
      <text:p text:style-name="P74"><text:span text:style-name="T13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32">d136</text:span>, <text:span text:style-name="T235">pooped, logged into my druid but still had a day on my mooncloth cooldown</text:span><text:span text:style-name="T138">d154</text:span><text:span text:style-name="T23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39">so</text:span> I asked if she wanted to come over, hang out, eventually get BBQ. She said she needed time to write and put laundry away, asked if I could bring BBQ to <text:span text:style-name="T19">her</text:span>. I said okie doke, drove to Rite Rite, <text:span text:style-name="T239">which</text:span> <text:span text:style-name="T23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39">o</text:span>n the bed, <text:span text:style-name="T239">thus</text:span> deactivat<text:span text:style-name="T23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32">d1114</text:span> </text:p>
      <text:p text:style-name="P81"><text:s text:c="3"/><text:span text:style-name="T236">I flossed, started laying items out on the living room table, checked out </text:span><text:span text:style-name="T23">Jefferson for Jane</text:span><text:span text:style-name="T236">, sent Kevin some clips, made a cup of coffee, </text:span><text:span text:style-name="T237">proofread, pasted, printed journal entries, </text:span><text:span text:style-name="T236">logged into Kamaka, wished Loot the Dog a happy Thanksgiving, ported to Moonglade and made a piece of mooncloth.</text:span><text:span text:style-name="T139">d1157</text:span><text:span text:style-name="T236"> </text:span><text:span text:style-name="T238">I listened to </text:span><text:span text:style-name="T24">Colorful Christmas</text:span><text:span text:style-name="T238"> on Spotify and packed my bags for Columbia.</text:span><text:span text:style-name="T140">d1212</text:span><text:span text:style-name="T238">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4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4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4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32">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49">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32">d1051</text:span></text:p>
      <text:p text:style-name="P93"><text:s text:c="3"/><text:span text:style-name="T241">I turned in a quest, </text:span><text:span text:style-name="T242">hit level 14</text:span><text:span text:style-name="T241">, went to Org, trained, ran RFC, turned in quests in UC/TB, went back to Crossroads, pooped.</text:span><text:span text:style-name="T141">d1252 </text:span><text:span text:style-name="T243">I took a</text:span><text:span text:style-name="T244">n amazing</text:span><text:span text:style-name="T243"> bath, </text:span><text:span text:style-name="T244">turned on the kettle</text:span><text:span text:style-name="T243"> and got some grapes out of the fridge.</text:span><text:span text:style-name="T142">d151</text:span><text:span text:style-name="T243"> </text:span><text:span text:style-name="T245">I killed some bristlebacks, ate my leftover spaghetti, finished my coffee and looked at Instagram,</text:span><text:span text:style-name="T143">d303 </text:span><text:span text:style-name="T246">killed a couple more bristlebacks and their leader, hearthed to Crossroads.</text:span><text:span text:style-name="T144">d325</text:span><text:span text:style-name="T246"> </text:span></text:p>
      <text:p text:style-name="P93"><text:s text:c="3"/><text:span text:style-name="T24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47">Space Blobsolescence. Hannah had given me a giant bag of popcorn. I said my goodbyes, drove home while talking </text:span><text:span text:style-name="T255">on the phone</text:span><text:span text:style-name="T247">, went inside, ate a mandarin,</text:span><text:span text:style-name="T145">d1030</text:span><text:span text:style-name="T247"> </text:span><text:span text:style-name="T248">did quests around the Barrens,</text:span><text:span text:style-name="T146">d101</text:span><text:span text:style-name="T248"> </text:span><text:span text:style-name="T250">scrolled on Youtube.</text:span><text:span text:style-name="T147">d118</text:span></text:p>
      <text:p text:style-name="P93"><text:span text:style-name="T147"/></text:p>
      <text:p text:style-name="P94">XII.IV</text:p>
      <text:p text:style-name="P94"/>
      <text:p text:style-name="P94">I woke around 9:45, very warm and dry, <text:span text:style-name="T25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32">d1033</text:span> </text:p>
      <text:p text:style-name="P94"><text:s text:c="3"/><text:span text:style-name="T251">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49">th</text:span><text:span text:style-name="T55"> and 19</text:span><text:span text:style-name="T149">th</text:span><text:span text:style-name="T55">. I remembered there are no problems for the true Self, pasted a page into my journal,</text:span><text:span text:style-name="T149">d1221</text:span><text:span text:style-name="T55"> </text:span><text:span text:style-name="T56">did a couple quests around the Sludge Fen, hearthed to XR and flew to Org.</text:span><text:span text:style-name="T150">d111</text:span><text:span text:style-name="T56"> </text:span><text:span text:style-name="T57">I took a bath, turned in a quest, did some leatherworking,</text:span><text:span text:style-name="T151">d144</text:span><text:span text:style-name="T57"> </text:span><text:span text:style-name="T58">laid in bed and attempted to ease my mind by texting the Ponies:</text:span></text:p>
      <text:p text:style-name="P96"><text:span text:style-name="T58"><text:s text:c="3"/>“</text:span><text:span text:style-name="T252">Afternoon, friends — preemptively seeking knowledge regarding the whereabouts of Tina's keys so as to ensure smooth execution of the plan to drive her car from Middlemont to the airport, commencing at approximately 8PM. Good vibes to you all [okay </text:span><text:span text:style-name="T253">fingers</text:span><text:span text:style-name="T252">]</text:span><text:span text:style-name="T58">”</text:span><text:span text:style-name="T152">d208</text:span></text:p>
      <text:p text:style-name="P96"><text:span text:style-name="T152"><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53">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54">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54"><text:s text:c="3"/>Mr. Picnic is here giving me weird vibes as usual</text:span><text:span text:style-name="T61">”</text:span></text:p>
      <text:p text:style-name="P97"><text:span text:style-name="T61"><text:s text:c="3"/>I walked home and put away my groceries,</text:span><text:span text:style-name="T154">d350</text:span><text:span text:style-name="T61"> </text:span><text:span text:style-name="T62">killed some raptors/harpies, hearthed to XR, flew to Ratchet, turned in a quest, did some banking, took a poop.</text:span><text:span text:style-name="T155">d450</text:span><text:span text:style-name="T62"> </text:span><text:span text:style-name="T63">I texted Hannah my plan and made a coffee: </text:span></text:p>
      <text:p text:style-name="P97"><text:span text:style-name="T63"><text:s text:c="3"/>“</text:span><text:span text:style-name="T25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56">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57">Airport Chinese</text:span><text:span text:style-name="T64">, walked inside, put away my beer, sat at the computer.</text:span><text:span text:style-name="T157">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48">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58">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59">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60">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48">?</text:span><text:span text:style-name="T51"> in five,) got up at eight, heard from Hannah that her headache was gone, made a coffee and wrote.</text:span><text:span text:style-name="T148">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61">d117</text:span></text:p>
      <text:p text:style-name="P101"><text:span text:style-name="T161"/></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48">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62">d1120 </text:span></text:p>
      <text:p text:style-name="P105"><text:soft-page-break/><text:span text:style-name="T162"><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63">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64">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48">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48">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65">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66">d42</text:span><text:span text:style-name="T167">9</text:span></text:p>
      <text:p text:style-name="P108"><text:span text:style-name="T167"><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68">d851</text:span><text:span text:style-name="T83"> </text:span><text:span text:style-name="T84">I dropped </text:span><text:span text:style-name="T90">my </text:span><text:span text:style-name="T84">Ony head and chatted with a few people,</text:span><text:span text:style-name="T169">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48">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70">d823</text:span><text:span text:style-name="T86"> </text:span><text:span text:style-name="T87">I ran WC, ran around turning things in, then </text:span><text:span text:style-name="T90">filling up water bags </text:span><text:span text:style-name="T87">for the Shaman quest.</text:span><text:span text:style-name="T171">d1217</text:span></text:p>
      <text:p text:style-name="P110"><text:span text:style-name="T171"/></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48">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72">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73">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48">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74">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75">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76">d518</text:span><text:span text:style-name="T94"> laid in bed while the sun went down, took a bath.</text:span><text:span text:style-name="T177">d626</text:span><text:span text:style-name="T94"> </text:span><text:span text:style-name="T95">I killed the main Barrens Harpy and then did Guns of the Northwatch + escort quest.</text:span><text:span text:style-name="T178">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48">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48">d1234</text:span><text:span text:style-name="T51"> </text:span><text:span text:style-name="T99">I </text:span><text:span text:style-name="T100">printed, </text:span><text:span text:style-name="T99">pooped, took a bath, laid in bed, ate a banana, got distracted by my phone.</text:span><text:span text:style-name="T179">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80">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48">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81">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82">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83">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58">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84">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85">d843</text:span><text:span text:style-name="T108"> heat up my cup, played Wordle (HEFTY in four,) made coffee.</text:span><text:span text:style-name="T186">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48">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87">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88">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48">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48">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89">d557</text:span><text:span text:style-name="T114"> </text:span><text:span text:style-name="T115">I flew to Zoram Strand, joined a very slow-to-start BFD group, ran that, turned in all the quests, cleaned up my bags etc. in Thunder Bluff.</text:span><text:span text:style-name="T190">d826</text:span><text:span text:style-name="T115"> </text:span><text:span text:style-name="T116">I did a bunch of running around while eating peanuts and Lara Bars, finished seemingly all of the Ashenvale quests, then ran to Freewind Post in Thousand Needles.</text:span><text:span text:style-name="T191">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48">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92">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193">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194">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48">d1033</text:span><text:span text:style-name="T51"> </text:span><text:span text:style-name="T121">I finished turtles, scorpions, vultures on the flats, turned those quests in, recalled, flew to Ratchet, boated to Booty Bay, flew to Grom’Gol,</text:span><text:span text:style-name="T195">d1111</text:span><text:span text:style-name="T122"> </text:span><text:span text:style-name="T123">zepped to UC, flew to Tarren Mill,</text:span><text:span text:style-name="T196">d1121</text:span><text:span text:style-name="T123"> </text:span><text:span text:style-name="T124">took a poop, ran to Hammerfall, grabbed the flightpath.</text:span><text:span text:style-name="T197">d1138</text:span><text:span text:style-name="T12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3T11:39:00.445417073</dc:date>
    <meta:editing-duration>P102DT13H47M29S</meta:editing-duration>
    <meta:editing-cycles>874</meta:editing-cycles>
    <meta:generator>LibreOffice/24.2.5.2$MacOSX_X86_64 LibreOffice_project/bffef4ea93e59bebbeaf7f431bb02b1a39ee8a59</meta:generator>
    <meta:print-date>2024-12-21T13:37:31.856773847</meta:print-date>
    <meta:document-statistic meta:table-count="0" meta:image-count="0" meta:object-count="0" meta:page-count="88" meta:paragraph-count="437" meta:word-count="19246" meta:character-count="102864" meta:non-whitespace-character-count="83509"/>
  </office:meta>
</office:document-meta>
</file>